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B2FF2A327EABC8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ler3" svg:font-family="Aller" style:font-pitch="variable"/>
    <style:font-face style:name="Aller2" svg:font-family="Aller" style:font-adornments="Normal" style:font-pitch="variable"/>
    <style:font-face style:name="Aller Display2" svg:font-family="'Aller Display'" style:font-adornments="Normal" style:font-pitch="variable"/>
    <style:font-face style:name="Aller" svg:font-family="Aller" style:font-family-generic="roman" style:font-pitch="variable"/>
    <style:font-face style:name="Aller1" svg:font-family="Aller" style:font-adornments="Normal" style:font-family-generic="roman" style:font-pitch="variable"/>
    <style:font-face style:name="Aller Display" svg:font-family="'Aller Display'" style:font-family-generic="roman" style:font-pitch="variable"/>
    <style:font-face style:name="Aller Display1" svg:font-family="'Aller Display'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/>
    <style:style style:name="gr1" style:family="graphic" style:parent-style-name="Action">
      <style:graphic-properties draw:auto-grow-height="false" fo:min-height="0.438cm" fo:min-width="0.438cm" style:protect="size"/>
    </style:style>
    <style:style style:name="gr2" style:family="graphic" style:parent-style-name="Preconditions_20_Effects">
      <style:graphic-properties draw:auto-grow-height="false" fo:min-height="0.801cm" fo:min-width="0.601cm"/>
    </style:style>
    <style:style style:name="gr3" style:family="graphic" style:parent-style-name="Fluent">
      <style:graphic-properties draw:auto-grow-height="false" fo:min-height="0.15cm" fo:min-width="0.15cm"/>
    </style:style>
    <style:style style:name="gr4" style:family="graphic" style:parent-style-name="Link">
      <style:graphic-properties draw:textarea-vertical-align="middle"/>
    </style:style>
    <style:style style:name="gr5" style:family="graphic" style:parent-style-name="Threat">
      <style:graphic-properties draw:stroke="dash" draw:stroke-dash="Fine_20_Dashed" draw:textarea-vertical-align="middle"/>
    </style:style>
    <style:style style:name="gr6" style:family="graphic" style:parent-style-name="Goal">
      <style:graphic-properties draw:auto-grow-height="false" fo:min-height="0.438cm" fo:min-width="0.438cm" style:protect="size"/>
    </style:style>
    <style:style style:name="gr7" style:family="graphic" style:parent-style-name="Initial">
      <style:graphic-properties draw:auto-grow-height="false" fo:min-height="0.438cm" fo:min-width="0.438cm" style:protect="size"/>
    </style:style>
    <style:style style:name="gr8" style:family="graphic" style:parent-style-name="objectwithoutfill">
      <style:graphic-properties svg:stroke-width="0.028cm" svg:stroke-color="#dc322f" draw:marker-start-width="0.242cm" draw:marker-end-width="0.242cm" draw:fill="none" draw:textarea-vertical-align="middle" fo:padding-top="0.089cm" fo:padding-bottom="0.089cm" fo:padding-left="0.214cm" fo:padding-right="0.214cm"/>
    </style:style>
    <style:style style:name="gr9" style:family="graphic" style:parent-style-name="objectwithoutfill">
      <style:graphic-properties svg:stroke-width="0.028cm" svg:stroke-color="#657b83" draw:marker-start-width="0.242cm" draw:marker-end-width="0.242cm" draw:fill="none" draw:textarea-vertical-align="middle" fo:padding-top="0.089cm" fo:padding-bottom="0.089cm" fo:padding-left="0.214cm" fo:padding-right="0.214cm"/>
    </style:style>
    <style:style style:name="gr10" style:family="graphic" style:parent-style-name="objectwithoutfill">
      <style:graphic-properties svg:stroke-width="0.028cm" svg:stroke-color="#268bd2" draw:marker-start-width="0.242cm" draw:marker-end-width="0.242cm" draw:fill="none" draw:textarea-vertical-align="middle" fo:padding-top="0.089cm" fo:padding-bottom="0.089cm" fo:padding-left="0.214cm" fo:padding-right="0.214cm"/>
    </style:style>
    <style:style style:name="gr11" style:family="graphic" style:parent-style-name="objectwithoutfill">
      <style:graphic-properties svg:stroke-width="0.028cm" svg:stroke-color="#4a8e00" draw:marker-start-width="0.242cm" draw:marker-end-width="0.242cm" draw:fill="none" draw:textarea-vertical-align="middle" fo:padding-top="0.089cm" fo:padding-bottom="0.089cm" fo:padding-left="0.214cm" fo:padding-right="0.214cm"/>
    </style:style>
    <style:style style:name="gr12" style:family="graphic" style:parent-style-name="Preconditions_20_Effects">
      <style:graphic-properties draw:auto-grow-height="false" fo:min-height="0.801cm" fo:min-width="1.001cm"/>
    </style:style>
    <style:style style:name="gr13" style:family="graphic" style:parent-style-name="Preconditions_20_Effects">
      <style:graphic-properties draw:auto-grow-height="false" fo:min-height="0.801cm" fo:min-width="1.801cm"/>
    </style:style>
    <style:style style:name="gr14" style:family="graphic" style:parent-style-name="Link">
      <style:graphic-properties draw:textarea-vertical-align="bottom"/>
    </style:style>
    <style:style style:name="gr15" style:family="graphic" style:parent-style-name="Threat">
      <style:graphic-properties draw:stroke="dash" draw:stroke-dash="Fine_20_Dashed" draw:textarea-vertical-align="bottom"/>
    </style:style>
    <style:style style:name="gr16" style:family="graphic" style:parent-style-name="Threat">
      <style:graphic-properties draw:stroke="dash" draw:stroke-dash="Fine_20_Dashed" draw:textarea-vertical-align="top"/>
    </style:style>
    <style:style style:name="gr17" style:family="graphic" style:parent-style-name="Link">
      <style:graphic-properties draw:textarea-vertical-align="top"/>
    </style:style>
    <style:style style:name="gr18" style:family="graphic" style:parent-style-name="standard">
      <style:graphic-properties draw:stroke="none" draw:fill="none" fo:min-height="0.7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2pt"/>
    </style:style>
    <style:style style:name="P3" style:family="paragraph">
      <loext:graphic-properties draw:fill="none"/>
      <style:paragraph-properties fo:text-align="center"/>
      <style:text-properties fo:color="#657b83" fo:font-size="12pt"/>
    </style:style>
    <style:style style:name="P4" style:family="paragraph">
      <loext:graphic-properties draw:fill="none"/>
      <style:paragraph-properties fo:text-align="center"/>
      <style:text-properties fo:color="#268bd2" fo:font-size="12pt"/>
    </style:style>
    <style:style style:name="P5" style:family="paragraph">
      <loext:graphic-properties draw:fill="none"/>
      <style:paragraph-properties fo:text-align="center"/>
      <style:text-properties fo:color="#4a8e00" fo:font-size="12pt"/>
    </style:style>
    <style:style style:name="P6" style:family="paragraph">
      <loext:graphic-properties draw:fill="none"/>
      <style:paragraph-properties fo:text-align="center"/>
      <style:text-properties fo:color="#dc322f" fo:font-size="12pt"/>
    </style:style>
    <style:style style:name="P7" style:family="paragraph">
      <style:paragraph-properties fo:text-align="start"/>
    </style:style>
    <style:style style:name="P8" style:family="paragraph">
      <style:paragraph-properties fo:text-align="end"/>
    </style:style>
    <style:style style:name="P9" style:family="paragraph">
      <loext:graphic-properties draw:fill="none"/>
      <style:text-properties fo:color="#dc322f"/>
    </style:style>
    <style:style style:name="T1" style:family="text">
      <style:text-properties fo:font-size="12pt"/>
    </style:style>
    <style:style style:name="T2" style:family="text">
      <style:text-properties fo:color="#dc322f" fo:font-size="12pt"/>
    </style:style>
    <style:style style:name="T3" style:family="text">
      <style:text-properties fo:color="#657b83" fo:font-size="12pt"/>
    </style:style>
    <style:style style:name="T4" style:family="text">
      <style:text-properties fo:color="#268bd2" fo:font-size="12pt"/>
    </style:style>
    <style:style style:name="T5" style:family="text">
      <style:text-properties fo:color="#4a8e00" fo:font-size="12pt"/>
    </style:style>
    <style:style style:name="T6" style:family="text">
      <style:text-properties style:text-position="-33% 58%"/>
    </style:style>
    <style:style style:name="T7" style:family="text">
      <style:text-properties style:font-name="Aller3" fo:font-weight="bold" style:font-weight-asian="bold" style:font-weight-complex="bold"/>
    </style:style>
    <style:style style:name="T8" style:family="text">
      <style:text-properties fo:color="#dc322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 xml:id="id1" draw:id="id1">
          <draw:custom-shape draw:style-name="gr1" draw:text-style-name="P1" draw:layer="layout" svg:width="0.9cm" svg:height="0.9cm" svg:x="1.9cm" svg:y="1.599cm">
            <text:p text:style-name="P1">a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" draw:text-style-name="P1" draw:layer="layout" svg:width="0.8cm" svg:height="0.6cm" svg:x="1.7cm" svg:y="2.499cm">
              <text:p text:style-name="P1">pre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" draw:text-style-name="P1" draw:layer="layout" svg:width="0.8cm" svg:height="0.6cm" svg:x="2.3cm" svg:y="2.499cm">
              <text:p text:style-name="P1">eff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2.55cm" svg:y="2.649cm">
              <text:p text:style-name="P1">6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1.95cm" svg:y="2.649cm">
              <text:p text:style-name="P1">5</text:p>
              <draw:enhanced-geometry svg:viewBox="0 0 21600 21600" draw:type="rectangle" draw:enhanced-path="M 0 0 L 21600 0 21600 21600 0 21600 0 0 Z N"/>
            </draw:custom-shape>
          </draw:g>
        </draw:g>
        <draw:connector draw:style-name="gr4" draw:text-style-name="P1" draw:layer="layout" draw:line-skew="0cm -0.175cm" svg:x1="2.4cm" svg:y1="3.099cm" svg:x2="1.7cm" svg:y2="2.349cm" draw:start-shape="id1" draw:start-glue-point="2" draw:end-shape="id1" draw:end-glue-point="3" svg:d="M2400 3099v526h-1400v-1276h700" svg:viewBox="0 0 1401 1277">
          <text:p text:style-name="P1"><text:s/>7<text:tab/></text:p>
        </draw:connector>
        <draw:connector draw:style-name="gr5" draw:text-style-name="P1" draw:layer="layout" draw:line-skew="0cm -0.1cm" svg:x1="3.1cm" svg:y1="2.349cm" svg:x2="2.4cm" svg:y2="1.599cm" draw:start-shape="id1" draw:start-glue-point="1" draw:end-shape="id1" draw:end-glue-point="0" svg:d="M3100 2349h526v-1350h-1226v600" svg:viewBox="0 0 1227 1351">
          <text:p text:style-name="P1"><text:tab/> <text:s text:c="4"/></text:p>
          <text:p text:style-name="P1"/>
        </draw:connector>
        <draw:custom-shape draw:style-name="gr6" draw:text-style-name="P1" draw:layer="layout" svg:width="0.9cm" svg:height="0.9cm" svg:x="2.199cm" svg:y="3.9cm">
          <text:p text:style-name="P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9cm" svg:height="0.9cm" svg:x="1.2cm" svg:y="3.901cm">
          <text:p text:style-name="P1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2" draw:layer="layout" svg:x1="2.7cm" svg:y1="1.88cm" svg:x2="4.1cm" svg:y2="1.88cm">
          <text:p text:style-name="P1"><text:span text:style-name="T1"><text:tab/></text:span><text:span text:style-name="T1"> <text:s text:c="15"/></text:span><text:span text:style-name="T2">action</text:span></text:p>
        </draw:line>
        <draw:line draw:style-name="gr9" draw:text-style-name="P3" draw:layer="layout" svg:x1="3.6cm" svg:y1="1.3cm" svg:x2="4.1cm" svg:y2="1.3cm">
          <text:p text:style-name="P1"><text:span text:style-name="T3"><text:tab/></text:span><text:span text:style-name="T3"><text:tab/></text:span><text:span text:style-name="T3"><text:tab/></text:span><text:span text:style-name="T3"> <text:s text:c="6"/></text:span><text:span text:style-name="T3">ordering constraint</text:span></text:p>
        </draw:line>
        <draw:line draw:style-name="gr9" draw:text-style-name="P3" draw:layer="layout" svg:x1="2.4cm" svg:y1="3.62cm" svg:x2="4.1cm" svg:y2="3.62cm">
          <text:p text:style-name="P1"><text:span text:style-name="T3"><text:tab/></text:span><text:span text:style-name="T3"><text:tab/></text:span><text:span text:style-name="T3"><text:tab/></text:span><text:span text:style-name="T3"> <text:s text:c="2"/></text:span><text:span text:style-name="T3">causal link</text:span></text:p>
        </draw:line>
        <draw:line draw:style-name="gr10" draw:text-style-name="P4" draw:layer="layout" svg:x1="2.9cm" svg:y1="2.5cm" svg:x2="4.1cm" svg:y2="2.5cm">
          <text:p text:style-name="P1"><text:span text:style-name="T4"><text:tab/></text:span><text:span text:style-name="T4"><text:tab/></text:span><text:span text:style-name="T4"><text:tab/></text:span><text:span text:style-name="T4"><text:tab/></text:span><text:span text:style-name="T4"> <text:s text:c="7"/></text:span><text:span text:style-name="T4">preconditions | effects</text:span></text:p>
        </draw:line>
        <draw:line draw:style-name="gr11" draw:text-style-name="P5" draw:layer="layout" svg:x1="1.3cm" svg:y1="3cm" svg:x2="4.1cm" svg:y2="3cm">
          <text:p text:style-name="P1"><text:span text:style-name="T5"><text:tab/></text:span><text:span text:style-name="T5"><text:tab/></text:span><text:span text:style-name="T5"><text:tab/></text:span><text:span text:style-name="T5"> <text:s text:c="6"/></text:span><text:span text:style-name="T5">fluents</text:span></text:p>
        </draw:line>
        <draw:line draw:style-name="gr8" draw:text-style-name="P6" draw:layer="layout" svg:x1="3.1cm" svg:y1="4.2cm" svg:x2="4.1cm" svg:y2="4.2cm">
          <text:p text:style-name="P1"><text:span text:style-name="T2"><text:tab/></text:span><text:span text:style-name="T2"><text:tab/></text:span><text:span text:style-name="T2"><text:tab/></text:span><text:span text:style-name="T2"> <text:s text:c="8"/></text:span><text:span text:style-name="T2">initial state | goal</text:span></text:p>
        </draw:line>
      </draw:page>
      <draw:page draw:name="page2" draw:style-name="dp1" draw:master-page-name="Standard">
        <draw:g>
          <draw:custom-shape draw:style-name="gr1" draw:text-style-name="P1" draw:layer="layout" svg:width="0.9cm" svg:height="0.9cm" svg:x="3.4cm" svg:y="3cm">
            <text:p text:style-name="P1">b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" draw:text-style-name="P1" draw:layer="layout" svg:width="0.8cm" svg:height="0.6cm" svg:x="3.2cm" svg:y="3.9cm">
              <text:p text:style-name="P1">pre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" draw:text-style-name="P1" draw:layer="layout" svg:width="0.8cm" svg:height="0.6cm" svg:x="3.8cm" svg:y="3.9cm">
              <text:p text:style-name="P1">eff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4.05cm" svg:y="4.05cm">
              <text:p text:style-name="P1">4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3.45cm" svg:y="4.05cm">
              <text:p text:style-name="P1">2</text:p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1" draw:text-style-name="P1" draw:layer="layout" svg:width="0.9cm" svg:height="0.9cm" svg:x="5.3cm" svg:y="4.8cm">
            <text:p text:style-name="P1">t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" draw:text-style-name="P1" draw:layer="layout" svg:width="0.8cm" svg:height="0.6cm" svg:x="5.1cm" svg:y="5.7cm">
              <text:p text:style-name="P1">pre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" draw:text-style-name="P1" draw:layer="layout" svg:width="0.8cm" svg:height="0.6cm" svg:x="5.7cm" svg:y="5.7cm">
              <text:p text:style-name="P1">eff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5.95cm" svg:y="5.85cm">
              <text:p text:style-name="P1">-5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5.35cm" svg:y="5.85cm">
              <text:p text:style-name="P1">4</text:p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1" draw:text-style-name="P1" draw:layer="layout" svg:width="0.9cm" svg:height="0.9cm" svg:x="1.4cm" svg:y="4.8cm">
            <text:p text:style-name="P1">n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" draw:text-style-name="P1" draw:layer="layout" svg:width="0.8cm" svg:height="0.6cm" svg:x="1.2cm" svg:y="5.7cm">
              <text:p text:style-name="P1">pre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" draw:text-style-name="P1" draw:layer="layout" svg:width="0.8cm" svg:height="0.6cm" svg:x="1.8cm" svg:y="5.7cm">
              <text:p text:style-name="P1">eff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2.05cm" svg:y="5.85cm">
              <text:p text:style-name="P1">-8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1.45cm" svg:y="5.85cm">
              <text:p text:style-name="P1">7</text:p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1" draw:text-style-name="P1" draw:layer="layout" svg:width="0.9cm" svg:height="0.9cm" svg:x="2.9cm" svg:y="4.8cm">
            <text:p text:style-name="P1">l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" draw:text-style-name="P1" draw:layer="layout" svg:width="0.8cm" svg:height="0.6cm" svg:x="2.8cm" svg:y="5.7cm">
              <text:p text:style-name="P1">pre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" draw:text-style-name="P1" draw:layer="layout" svg:width="0.8cm" svg:height="0.6cm" svg:x="3.4cm" svg:y="5.7cm">
              <text:p text:style-name="P1">eff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3.65cm" svg:y="5.85cm">
              <text:p text:style-name="P1">-7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3.05cm" svg:y="5.85cm">
              <text:p text:style-name="P1">8</text:p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1" draw:text-style-name="P1" draw:layer="layout" svg:width="0.9cm" svg:height="0.9cm" svg:x="1.4cm" svg:y="3cm">
            <text:p text:style-name="P1">a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" draw:text-style-name="P1" draw:layer="layout" svg:width="0.8cm" svg:height="0.6cm" svg:x="1.2cm" svg:y="3.9cm">
              <text:p text:style-name="P1">pre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2" draw:text-style-name="P1" draw:layer="layout" svg:width="1.2cm" svg:height="0.6cm" svg:x="1.8cm" svg:y="3.9cm">
              <text:p text:style-name="P1">eff</text:p>
              <draw:enhanced-geometry svg:viewBox="0 0 21600 21600" draw:mirror-horizontal="false" draw:mirror-vertical="false" draw:text-areas="0 0 21600 21600" draw:type="chevron" draw:modifiers="17877.1024146545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2.05cm" svg:y="4.05cm">
              <text:p text:style-name="P1">3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1.45cm" svg:y="4.05cm">
              <text:p text:style-name="P1">1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2.45cm" svg:y="4.05cm">
              <text:p text:style-name="P1">5</text:p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1" draw:text-style-name="P1" draw:layer="layout" svg:width="0.9cm" svg:height="0.9cm" svg:x="6.4cm" svg:y="6.5cm">
            <text:p text:style-name="P1">x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" draw:text-style-name="P1" draw:layer="layout" svg:width="0.8cm" svg:height="0.6cm" svg:x="5.9cm" svg:y="7.4cm">
              <text:p text:style-name="P1">pre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2" draw:text-style-name="P1" draw:layer="layout" svg:width="1.2cm" svg:height="0.6cm" svg:x="6.5cm" svg:y="7.4cm">
              <text:p text:style-name="P1">eff</text:p>
              <draw:enhanced-geometry svg:viewBox="0 0 21600 21600" draw:mirror-horizontal="false" draw:mirror-vertical="false" draw:text-areas="0 0 21600 21600" draw:type="chevron" draw:modifiers="17877.1024146545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6.75cm" svg:y="7.55cm">
              <text:p text:style-name="P1">-2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6.15cm" svg:y="7.55cm">
              <text:p text:style-name="P1">7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7.15cm" svg:y="7.55cm">
              <text:p text:style-name="P1">2</text:p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1" draw:text-style-name="P1" draw:layer="layout" svg:width="0.9cm" svg:height="0.9cm" svg:x="1.3cm" svg:y="6.5cm">
            <text:p text:style-name="P1">u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" draw:text-style-name="P1" draw:layer="layout" svg:width="0.8cm" svg:height="0.6cm" svg:x="1.2cm" svg:y="7.4cm">
              <text:p text:style-name="P1">pre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1.45cm" svg:y="7.55cm">
              <text:p text:style-name="P1">4</text:p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7" draw:text-style-name="P1" draw:layer="layout" svg:width="0.9cm" svg:height="0.9cm" svg:x="1.5cm" svg:y="1.1cm">
            <text:p text:style-name="P1">I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12" draw:text-style-name="P1" draw:layer="layout" svg:width="1.2cm" svg:height="0.6cm" svg:x="1.2cm" svg:y="2cm">
              <text:p text:style-name="P1">eff</text:p>
              <draw:enhanced-geometry svg:viewBox="0 0 21600 21600" draw:mirror-horizontal="false" draw:mirror-vertical="false" draw:text-areas="0 0 21600 21600" draw:type="chevron" draw:modifiers="17877.1024146545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1.45cm" svg:y="2.15cm">
              <text:p text:style-name="P1">1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1.85cm" svg:y="2.15cm">
              <text:p text:style-name="P1">2</text:p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6" draw:text-style-name="P1" draw:layer="layout" svg:width="0.9cm" svg:height="0.9cm" svg:x="4.1cm" svg:y="1.1cm">
            <text:p text:style-name="P1">G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13" draw:text-style-name="P1" draw:layer="layout" svg:width="2cm" svg:height="0.6cm" svg:x="3.5cm" svg:y="2cm">
              <text:p text:style-name="P1">pre</text:p>
              <draw:enhanced-geometry svg:viewBox="0 0 21600 21600" draw:mirror-horizontal="false" draw:mirror-vertical="false" draw:text-areas="0 0 21600 21600" draw:type="chevron" draw:modifiers="19376.311844078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3.75cm" svg:y="2.15cm">
              <text:p text:style-name="P1">3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4.15cm" svg:y="2.15cm">
              <text:p text:style-name="P1">4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4.55cm" svg:y="2.15cm">
              <text:p text:style-name="P1">-5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4.95cm" svg:y="2.15cm">
              <text:p text:style-name="P1">6</text:p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1" draw:text-style-name="P1" draw:layer="layout" svg:width="0.9cm" svg:height="0.9cm" svg:x="2.717cm" svg:y="6.5cm">
            <text:p text:style-name="P1">v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" draw:text-style-name="P1" draw:layer="layout" svg:width="0.8cm" svg:height="0.6cm" svg:x="2.517cm" svg:y="7.4cm">
              <text:p text:style-name="P1">pre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" draw:text-style-name="P1" draw:layer="layout" svg:width="0.8cm" svg:height="0.6cm" svg:x="3.117cm" svg:y="7.4cm">
              <text:p text:style-name="P1">eff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3.367cm" svg:y="7.55cm">
              <text:p text:style-name="P1">4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2.767cm" svg:y="7.55cm">
              <text:p text:style-name="P1">4</text:p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1" draw:text-style-name="P1" draw:layer="layout" svg:width="0.9cm" svg:height="0.9cm" svg:x="4.9cm" svg:y="3cm">
            <text:p text:style-name="P1">c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" draw:text-style-name="P1" draw:layer="layout" svg:width="0.8cm" svg:height="0.6cm" svg:x="4.7cm" svg:y="3.9cm">
              <text:p text:style-name="P1">pre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" draw:text-style-name="P1" draw:layer="layout" svg:width="0.8cm" svg:height="0.6cm" svg:x="5.3cm" svg:y="3.9cm">
              <text:p text:style-name="P1">eff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5.55cm" svg:y="4.05cm">
              <text:p text:style-name="P1">6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4.95cm" svg:y="4.05cm">
              <text:p text:style-name="P1">5</text:p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1" draw:text-style-name="P1" draw:layer="layout" svg:width="0.9cm" svg:height="0.9cm" svg:x="4.434cm" svg:y="6.5cm">
            <text:p text:style-name="P1">w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" draw:text-style-name="P1" draw:layer="layout" svg:width="0.8cm" svg:height="0.6cm" svg:x="4.234cm" svg:y="7.4cm">
              <text:p text:style-name="P1">pre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" draw:text-style-name="P1" draw:layer="layout" svg:width="0.8cm" svg:height="0.6cm" svg:x="4.834cm" svg:y="7.4cm">
              <text:p text:style-name="P1">eff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5.084cm" svg:y="7.55cm">
              <text:p text:style-name="P1">3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4.484cm" svg:y="7.55cm">
              <text:p text:style-name="P1">9</text:p>
              <draw:enhanced-geometry svg:viewBox="0 0 21600 21600" draw:type="rectangle" draw:enhanced-path="M 0 0 L 21600 0 21600 21600 0 21600 0 0 Z N"/>
            </draw:custom-shape>
          </draw:g>
        </draw:g>
      </draw:page>
      <draw:page draw:name="page3" draw:style-name="dp1" draw:master-page-name="Standard">
        <draw:g xml:id="id10" draw:id="id10">
          <draw:custom-shape draw:style-name="gr1" draw:text-style-name="P1" draw:layer="layout" svg:width="0.9cm" svg:height="0.9cm" svg:x="4.601cm" svg:y="1.1cm">
            <text:p text:style-name="P1">b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" draw:text-style-name="P1" draw:layer="layout" svg:width="0.8cm" svg:height="0.6cm" svg:x="4.401cm" svg:y="2cm">
              <text:p text:style-name="P1">pre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" draw:text-style-name="P1" draw:layer="layout" svg:width="0.8cm" svg:height="0.6cm" svg:x="5.001cm" svg:y="2cm">
              <text:p text:style-name="P1">eff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5.251cm" svg:y="2.15cm">
              <text:p text:style-name="P1">4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4.651cm" svg:y="2.15cm">
              <text:p text:style-name="P1">2</text:p>
              <draw:enhanced-geometry svg:viewBox="0 0 21600 21600" draw:type="rectangle" draw:enhanced-path="M 0 0 L 21600 0 21600 21600 0 21600 0 0 Z N"/>
            </draw:custom-shape>
          </draw:g>
        </draw:g>
        <draw:connector draw:style-name="Link" draw:text-style-name="P1" draw:layer="layout" svg:x1="2.3cm" svg:y1="2.45cm" svg:x2="4.4cm" svg:y2="3.25cm" draw:start-shape="id2" draw:start-glue-point="1" draw:end-shape="id3" draw:end-glue-point="6" svg:d="M2300 2450h1076v800h1024" svg:viewBox="0 0 2101 801">
          <text:p text:style-name="P1">1<text:tab/></text:p>
        </draw:connector>
        <draw:g xml:id="id7" draw:id="id7">
          <draw:custom-shape draw:style-name="gr1" draw:text-style-name="P1" draw:layer="layout" svg:width="0.9cm" svg:height="0.9cm" svg:x="9cm" svg:y="3.4cm">
            <text:p text:style-name="P1">t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" draw:text-style-name="P1" draw:layer="layout" svg:width="0.8cm" svg:height="0.6cm" svg:x="8.8cm" svg:y="4.3cm">
              <text:p text:style-name="P1">pre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" draw:text-style-name="P1" draw:layer="layout" svg:width="0.8cm" svg:height="0.6cm" svg:x="9.4cm" svg:y="4.3cm">
              <text:p text:style-name="P1">eff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9.65cm" svg:y="4.45cm">
              <text:p text:style-name="P1">-5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9.05cm" svg:y="4.45cm">
              <text:p text:style-name="P1">4</text:p>
              <draw:enhanced-geometry svg:viewBox="0 0 21600 21600" draw:type="rectangle" draw:enhanced-path="M 0 0 L 21600 0 21600 21600 0 21600 0 0 Z N"/>
            </draw:custom-shape>
          </draw:g>
        </draw:g>
        <draw:g xml:id="id8" draw:id="id8">
          <draw:custom-shape draw:style-name="gr1" draw:text-style-name="P1" xml:id="id3" draw:id="id3" draw:layer="layout" svg:width="0.9cm" svg:height="0.9cm" svg:x="4.4cm" svg:y="2.8cm">
            <text:p text:style-name="P1">a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 xml:id="id4" draw:id="id4">
            <draw:custom-shape draw:style-name="gr2" draw:text-style-name="P1" draw:layer="layout" svg:width="0.8cm" svg:height="0.6cm" svg:x="4.2cm" svg:y="3.7cm">
              <text:p text:style-name="P1">pre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2" draw:text-style-name="P1" draw:layer="layout" svg:width="1.2cm" svg:height="0.6cm" svg:x="4.8cm" svg:y="3.7cm">
              <text:p text:style-name="P1">eff</text:p>
              <draw:enhanced-geometry svg:viewBox="0 0 21600 21600" draw:mirror-horizontal="false" draw:mirror-vertical="false" draw:text-areas="0 0 21600 21600" draw:type="chevron" draw:modifiers="17877.1024146545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5.05cm" svg:y="3.85cm">
              <text:p text:style-name="P1">3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4.45cm" svg:y="3.85cm">
              <text:p text:style-name="P1">1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5.45cm" svg:y="3.85cm">
              <text:p text:style-name="P1">5</text:p>
              <draw:enhanced-geometry svg:viewBox="0 0 21600 21600" draw:type="rectangle" draw:enhanced-path="M 0 0 L 21600 0 21600 21600 0 21600 0 0 Z N"/>
            </draw:custom-shape>
          </draw:g>
        </draw:g>
        <draw:g xml:id="id2" draw:id="id2">
          <draw:custom-shape draw:style-name="gr7" draw:text-style-name="P1" draw:layer="layout" svg:width="0.9cm" svg:height="0.9cm" svg:x="1.4cm" svg:y="1.7cm">
            <text:p text:style-name="P1">I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12" draw:text-style-name="P1" draw:layer="layout" svg:width="1.2cm" svg:height="0.6cm" svg:x="1.1cm" svg:y="2.6cm">
              <text:p text:style-name="P1">eff</text:p>
              <draw:enhanced-geometry svg:viewBox="0 0 21600 21600" draw:mirror-horizontal="false" draw:mirror-vertical="false" draw:text-areas="0 0 21600 21600" draw:type="chevron" draw:modifiers="17877.1024146545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1.35cm" svg:y="2.75cm">
              <text:p text:style-name="P1">1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1.75cm" svg:y="2.75cm">
              <text:p text:style-name="P1">2</text:p>
              <draw:enhanced-geometry svg:viewBox="0 0 21600 21600" draw:type="rectangle" draw:enhanced-path="M 0 0 L 21600 0 21600 21600 0 21600 0 0 Z N"/>
            </draw:custom-shape>
          </draw:g>
        </draw:g>
        <draw:g xml:id="id5" draw:id="id5">
          <draw:custom-shape draw:style-name="gr6" draw:text-style-name="P1" draw:layer="layout" svg:width="0.9cm" svg:height="0.9cm" svg:x="12.4cm" svg:y="5.4cm">
            <text:p text:style-name="P1">G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13" draw:text-style-name="P1" draw:layer="layout" svg:width="2cm" svg:height="0.6cm" svg:x="11.8cm" svg:y="6.3cm">
              <text:p text:style-name="P1">pre</text:p>
              <draw:enhanced-geometry svg:viewBox="0 0 21600 21600" draw:mirror-horizontal="false" draw:mirror-vertical="false" draw:text-areas="0 0 21600 21600" draw:type="chevron" draw:modifiers="19376.311844078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12.05cm" svg:y="6.45cm">
              <text:p text:style-name="P1">3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12.45cm" svg:y="6.45cm">
              <text:p text:style-name="P1">4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12.85cm" svg:y="6.45cm">
              <text:p text:style-name="P1">-5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13.25cm" svg:y="6.45cm">
              <text:p text:style-name="P1">6</text:p>
              <draw:enhanced-geometry svg:viewBox="0 0 21600 21600" draw:type="rectangle" draw:enhanced-path="M 0 0 L 21600 0 21600 21600 0 21600 0 0 Z N"/>
            </draw:custom-shape>
          </draw:g>
        </draw:g>
        <draw:g xml:id="id6" draw:id="id6">
          <draw:custom-shape draw:style-name="gr1" draw:text-style-name="P1" draw:layer="layout" svg:width="0.9cm" svg:height="0.9cm" svg:x="7.4cm" svg:y="1.1cm">
            <text:p text:style-name="P1">v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" draw:text-style-name="P1" draw:layer="layout" svg:width="0.8cm" svg:height="0.6cm" svg:x="7.2cm" svg:y="2cm">
              <text:p text:style-name="P1">pre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" draw:text-style-name="P1" draw:layer="layout" svg:width="0.8cm" svg:height="0.6cm" svg:x="7.8cm" svg:y="2cm">
              <text:p text:style-name="P1">eff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8.05cm" svg:y="2.15cm">
              <text:p text:style-name="P1">4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7.45cm" svg:y="2.15cm">
              <text:p text:style-name="P1">4</text:p>
              <draw:enhanced-geometry svg:viewBox="0 0 21600 21600" draw:type="rectangle" draw:enhanced-path="M 0 0 L 21600 0 21600 21600 0 21600 0 0 Z N"/>
            </draw:custom-shape>
          </draw:g>
        </draw:g>
        <draw:g xml:id="id9" draw:id="id9">
          <draw:custom-shape draw:style-name="gr1" draw:text-style-name="P1" draw:layer="layout" svg:width="0.9cm" svg:height="0.9cm" svg:x="6.1cm" svg:y="4.3cm">
            <text:p text:style-name="P1">c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" draw:text-style-name="P1" draw:layer="layout" svg:width="0.8cm" svg:height="0.6cm" svg:x="5.9cm" svg:y="5.2cm">
              <text:p text:style-name="P1">pre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" draw:text-style-name="P1" draw:layer="layout" svg:width="0.8cm" svg:height="0.6cm" svg:x="6.5cm" svg:y="5.2cm">
              <text:p text:style-name="P1">eff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6.75cm" svg:y="5.35cm">
              <text:p text:style-name="P1">6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6.15cm" svg:y="5.35cm">
              <text:p text:style-name="P1">5</text:p>
              <draw:enhanced-geometry svg:viewBox="0 0 21600 21600" draw:type="rectangle" draw:enhanced-path="M 0 0 L 21600 0 21600 21600 0 21600 0 0 Z N"/>
            </draw:custom-shape>
          </draw:g>
        </draw:g>
        <draw:connector draw:style-name="gr14" draw:text-style-name="P7" draw:layer="layout" svg:x1="5.1cm" svg:y1="4.3cm" svg:x2="11.8cm" svg:y2="6.15cm" draw:start-shape="id4" draw:start-glue-point="2" draw:end-shape="id5" draw:end-glue-point="3" svg:d="M5100 4300v1850h6700" svg:viewBox="0 0 6701 1851">
          <text:p text:style-name="P7">3<text:tab/></text:p>
        </draw:connector>
        <draw:connector draw:style-name="gr4" draw:text-style-name="P8" draw:layer="layout" draw:line-skew="0.399cm" svg:x1="8.6cm" svg:y1="1.85cm" svg:x2="11.8cm" svg:y2="6.15cm" draw:start-shape="id6" draw:end-shape="id5" svg:d="M8600 1850h2000v4300h1200" svg:viewBox="0 0 3201 4301">
          <text:p text:style-name="P8">4<text:tab/></text:p>
        </draw:connector>
        <draw:connector draw:style-name="gr4" draw:text-style-name="P7" draw:layer="layout" svg:x1="9.5cm" svg:y1="4.9cm" svg:x2="11.8cm" svg:y2="6.15cm" draw:start-shape="id7" draw:start-glue-point="2" draw:end-shape="id5" draw:end-glue-point="3" svg:d="M9500 4900v1250h2300" svg:viewBox="0 0 2301 1251">
          <text:p text:style-name="P7">-5<text:tab/></text:p>
        </draw:connector>
        <draw:connector draw:style-name="gr15" draw:text-style-name="P7" draw:layer="layout" draw:line-skew="-0.401cm" svg:x1="6cm" svg:y1="3.55cm" svg:x2="8.8cm" svg:y2="4.15cm" draw:start-shape="id8" draw:start-glue-point="1" draw:end-shape="id7" svg:d="M6000 3550h1000v600h1800" svg:viewBox="0 0 2801 601">
          <text:p text:style-name="P7"><text:tab/><text:tab/><text:tab/><text:tab/> <text:s text:c="4"/></text:p>
          <text:p text:style-name="P1"/>
        </draw:connector>
        <draw:connector draw:style-name="gr4" draw:text-style-name="P7" draw:layer="layout" draw:line-skew="-1.651cm" svg:x1="7.3cm" svg:y1="5.05cm" svg:x2="11.8cm" svg:y2="6.15cm" draw:start-shape="id9" draw:start-glue-point="1" draw:end-shape="id5" draw:end-glue-point="3" svg:d="M7300 5050h600v1100h3900" svg:viewBox="0 0 4501 1101">
          <text:p text:style-name="P7">6<text:tab/></text:p>
        </draw:connector>
        <draw:connector draw:style-name="gr4" draw:text-style-name="P1" draw:layer="layout" svg:x1="5.801cm" svg:y1="1.85cm" svg:x2="7.2cm" svg:y2="1.85cm" draw:start-shape="id10" draw:start-glue-point="1" draw:end-shape="id6" svg:d="M5801 1850h1399" svg:viewBox="0 0 1400 1">
          <text:p text:style-name="P1"/>
          <text:p text:style-name="P1">4<text:tab/></text:p>
        </draw:connector>
        <draw:connector draw:style-name="gr4" draw:text-style-name="P1" draw:layer="layout" svg:x1="7.9cm" svg:y1="2.6cm" svg:x2="8.8cm" svg:y2="4.15cm" draw:start-shape="id6" draw:start-glue-point="2" draw:end-shape="id7" draw:end-glue-point="3" svg:d="M7900 2600v1550h900" svg:viewBox="0 0 901 1551">
          <text:p text:style-name="P1"><text:s text:c="3"/>4<text:tab/></text:p>
        </draw:connector>
        <draw:connector draw:style-name="gr14" draw:text-style-name="P7" draw:layer="layout" svg:x1="5.1cm" svg:y1="4.3cm" svg:x2="5.9cm" svg:y2="5.05cm" draw:start-shape="id8" draw:start-glue-point="2" draw:end-shape="id9" draw:end-glue-point="3" svg:d="M5100 4300v750h800" svg:viewBox="0 0 801 751">
          <text:p text:style-name="P7">5</text:p>
        </draw:connector>
        <draw:connector draw:style-name="gr16" draw:text-style-name="P7" draw:layer="layout" draw:line-skew="-0.651cm" svg:x1="7.3cm" svg:y1="5.05cm" svg:x2="8.8cm" svg:y2="4.15cm" draw:start-shape="id9" draw:start-glue-point="1" draw:end-shape="id7" draw:end-glue-point="3" svg:d="M7300 5050h100v-900h1400" svg:viewBox="0 0 1501 901">
          <text:p text:style-name="P7"><text:s text:c="5"/></text:p>
          <text:p text:style-name="P7"/>
        </draw:connector>
        <draw:connector draw:style-name="gr4" draw:text-style-name="P1" draw:layer="layout" svg:x1="2.3cm" svg:y1="2.45cm" svg:x2="4.401cm" svg:y2="1.85cm" draw:start-shape="id2" draw:start-glue-point="1" draw:end-shape="id10" svg:d="M2300 2450h1064v-600h1037" svg:viewBox="0 0 2102 601">
          <text:p text:style-name="P1">2<text:tab/></text:p>
        </draw:connector>
      </draw:page>
      <draw:page draw:name="page4" draw:style-name="dp1" draw:master-page-name="Standard">
        <draw:custom-shape draw:style-name="gr1" draw:text-style-name="P1" xml:id="id15" draw:id="id15" draw:layer="layout" svg:width="0.9cm" svg:height="0.9cm" svg:x="10cm" svg:y="1.6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7" draw:id="id17" draw:layer="layout" svg:width="0.9cm" svg:height="0.9cm" svg:x="13.2cm" svg:y="3.4cm">
          <text:p text:style-name="P1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0.9cm" svg:height="0.9cm" svg:x="9.7cm" svg:y="7.1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2" draw:id="id12">
          <draw:custom-shape draw:style-name="gr6" draw:text-style-name="P1" draw:layer="layout" svg:width="0.9cm" svg:height="0.9cm" svg:x="13.3cm" svg:y="5.074cm">
            <text:p text:style-name="P1">G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13" draw:text-style-name="P1" draw:layer="layout" svg:width="2cm" svg:height="0.6cm" svg:x="12.7cm" svg:y="5.974cm">
              <text:p text:style-name="P1">pre</text:p>
              <draw:enhanced-geometry svg:viewBox="0 0 21600 21600" draw:mirror-horizontal="false" draw:mirror-vertical="false" draw:text-areas="0 0 21600 21600" draw:type="chevron" draw:modifiers="19376.311844078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12.95cm" svg:y="6.124cm">
              <text:p text:style-name="P1">3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13.35cm" svg:y="6.124cm">
              <text:p text:style-name="P1">4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13.75cm" svg:y="6.124cm">
              <text:p text:style-name="P1">-5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14.15cm" svg:y="6.124cm">
              <text:p text:style-name="P1">6</text:p>
              <draw:enhanced-geometry svg:viewBox="0 0 21600 21600" draw:type="rectangle" draw:enhanced-path="M 0 0 L 21600 0 21600 21600 0 21600 0 0 Z N"/>
            </draw:custom-shape>
          </draw:g>
        </draw:g>
        <draw:custom-shape draw:style-name="gr1" draw:text-style-name="P1" xml:id="id19" draw:id="id19" draw:layer="layout" svg:width="0.9cm" svg:height="0.9cm" svg:x="5.3cm" svg:y="4.45cm">
          <text:p text:style-name="P1">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0" draw:id="id20" draw:layer="layout" svg:width="0.9cm" svg:height="0.9cm" svg:x="3.8cm" svg:y="4.45cm">
          <text:p text:style-name="P1">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0.9cm" svg:height="0.9cm" svg:x="7.4cm" svg:y="4.45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8" draw:id="id18" draw:layer="layout" svg:width="0.9cm" svg:height="0.9cm" svg:x="11.9cm" svg:y="7.1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0.9cm" svg:height="0.9cm" svg:x="7.4cm" svg:y="7.1cm">
          <text:p text:style-name="P1">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7" draw:layer="layout" draw:line-skew="-0.888cm" svg:x1="8.3cm" svg:y1="4.9cm" svg:x2="12.7cm" svg:y2="5.824cm" draw:start-shape="id11" draw:start-glue-point="10" draw:end-shape="id12" draw:end-glue-point="3" svg:d="M8300 4900h1300v924h3100" svg:viewBox="0 0 4401 925">
          <text:p text:style-name="P7">-2</text:p>
        </draw:connector>
        <draw:connector draw:style-name="gr17" draw:text-style-name="P8" draw:layer="layout" svg:x1="10.15cm" svg:y1="7.1cm" svg:x2="12.7cm" svg:y2="5.824cm" draw:start-shape="id13" draw:start-glue-point="4" draw:end-shape="id12" draw:end-glue-point="3" svg:d="M10150 7100v-1276h2550" svg:viewBox="0 0 2551 1277">
          <text:p text:style-name="P7">3</text:p>
        </draw:connector>
        <draw:connector draw:style-name="gr4" draw:text-style-name="P1" draw:layer="layout" svg:x1="7.85cm" svg:y1="7.1cm" svg:x2="12.7cm" svg:y2="5.824cm" draw:start-shape="id14" draw:start-glue-point="4" draw:end-shape="id12" draw:end-glue-point="3" svg:d="M7850 7100v-1276h4850" svg:viewBox="0 0 4851 1277">
          <text:p text:style-name="P7">3<text:tab/></text:p>
        </draw:connector>
        <draw:connector draw:style-name="gr14" draw:text-style-name="P1" draw:layer="layout" svg:x1="10.9cm" svg:y1="2.05cm" svg:x2="12.7cm" svg:y2="5.824cm" draw:start-shape="id15" draw:start-glue-point="10" draw:end-shape="id12" draw:end-glue-point="3" svg:d="M10900 2050h888v3774h912" svg:viewBox="0 0 1801 3775">
          <text:p text:style-name="P1">4<text:tab/></text:p>
        </draw:connector>
        <draw:custom-shape draw:style-name="gr1" draw:text-style-name="P1" xml:id="id16" draw:id="id16" draw:layer="layout" svg:width="0.9cm" svg:height="0.9cm" svg:x="10.026cm" svg:y="3.4cm">
          <text:p text:style-name="P1">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" draw:layer="layout" svg:x1="10.476cm" svg:y1="4.3cm" svg:x2="12.7cm" svg:y2="5.824cm" draw:start-shape="id16" draw:start-glue-point="8" draw:end-shape="id12" svg:d="M10476 4300v1524h2224" svg:viewBox="0 0 2225 1525">
          <text:p text:style-name="P1">4</text:p>
          <text:p text:style-name="P1"/>
          <text:p text:style-name="P1"/>
          <text:p text:style-name="P1"/>
        </draw:connector>
        <draw:connector draw:style-name="gr14" draw:text-style-name="P1" draw:layer="layout" svg:x1="13.65cm" svg:y1="4.3cm" svg:x2="13.7cm" svg:y2="5.074cm" draw:start-shape="id17" draw:start-glue-point="8" draw:end-shape="id12" draw:end-glue-point="0" svg:d="M13650 4300v363h50v411" svg:viewBox="0 0 51 775">
          <text:p text:style-name="P1">-5<text:tab/></text:p>
        </draw:connector>
        <draw:connector draw:style-name="gr14" draw:text-style-name="P8" draw:layer="layout" svg:x1="12.8cm" svg:y1="7.55cm" svg:x2="13.7cm" svg:y2="6.574cm" draw:start-shape="id18" draw:start-glue-point="10" draw:end-shape="id12" draw:end-glue-point="2" svg:d="M12800 7550h900v-976" svg:viewBox="0 0 901 977">
          <text:p text:style-name="P8">6</text:p>
        </draw:connector>
        <draw:connector draw:style-name="gr17" draw:text-style-name="P8" draw:layer="layout" svg:x1="6.2cm" svg:y1="4.9cm" svg:x2="7.4cm" svg:y2="4.9cm" draw:start-shape="id19" draw:start-glue-point="10" draw:end-shape="id11" draw:end-glue-point="6" svg:d="M6200 4900h1200" svg:viewBox="0 0 1201 1">
          <text:p text:style-name="P1"/>
          <text:p text:style-name="P1">7</text:p>
        </draw:connector>
        <draw:connector draw:style-name="gr4" draw:text-style-name="P8" draw:layer="layout" draw:line-skew="-0.15cm" svg:x1="4.25cm" svg:y1="4.45cm" svg:x2="5.75cm" svg:y2="4.45cm" draw:start-shape="id20" draw:start-glue-point="4" draw:end-shape="id19" draw:end-glue-point="4" svg:d="M4250 4450v-650h1500v650" svg:viewBox="0 0 1501 651">
          <text:p text:style-name="P8"><text:s text:c="2"/>7, -8<text:tab/> <text:s text:c="2"/></text:p>
        </draw:connector>
        <draw:connector draw:style-name="gr4" draw:text-style-name="P1" draw:layer="layout" draw:line-skew="0.148cm" svg:x1="5.75cm" svg:y1="5.35cm" svg:x2="4.25cm" svg:y2="5.35cm" draw:start-shape="id19" draw:start-glue-point="8" draw:end-shape="id20" draw:end-glue-point="8" svg:d="M5750 5350v650h-1500v-650" svg:viewBox="0 0 1501 651">
          <text:p text:style-name="P8"><text:tab/>-7, 8<text:tab/><text:tab/></text:p>
        </draw:connector>
        <draw:connector draw:style-name="gr17" draw:text-style-name="P1" draw:layer="layout" svg:x1="7.85cm" svg:y1="4.45cm" svg:x2="10cm" svg:y2="2.05cm" draw:start-shape="id11" draw:start-glue-point="4" draw:end-shape="id15" draw:end-glue-point="6" svg:d="M7850 4450v-2400h2150" svg:viewBox="0 0 2151 2401">
          <text:p text:style-name="P7"><text:s text:c="2"/>2<text:tab/></text:p>
        </draw:connector>
        <draw:connector draw:style-name="gr4" draw:text-style-name="P8" draw:layer="layout" svg:x1="10.45cm" svg:y1="2.5cm" svg:x2="10.476cm" svg:y2="3.4cm" draw:start-shape="id15" draw:start-glue-point="8" draw:end-shape="id16" draw:end-glue-point="4" svg:d="M10450 2500v451h26v449" svg:viewBox="0 0 27 901">
          <text:p text:style-name="P7">4 <text:s text:c="6"/></text:p>
        </draw:connector>
        <draw:connector draw:style-name="gr4" draw:text-style-name="P8" draw:layer="layout" svg:x1="10.157cm" svg:y1="3.531cm" svg:x2="10.157cm" svg:y2="4.169cm" draw:start-shape="id16" draw:start-glue-point="5" draw:end-shape="id16" draw:end-glue-point="7" svg:d="M10157 3531h-631v638h631" svg:viewBox="0 0 632 639">
          <text:p text:style-name="P7"><text:s text:c="2"/>4 <text:s/></text:p>
        </draw:connector>
        <draw:connector draw:style-name="gr4" draw:text-style-name="P1" draw:layer="layout" svg:x1="10.9cm" svg:y1="2.05cm" svg:x2="13.65cm" svg:y2="3.4cm" draw:start-shape="id15" draw:start-glue-point="10" draw:end-shape="id17" draw:end-glue-point="4" svg:d="M10900 2050h2750v1350" svg:viewBox="0 0 2751 1351">
          <text:p text:style-name="P8"><text:s text:c="5"/>4</text:p>
        </draw:connector>
        <draw:connector draw:style-name="gr14" draw:text-style-name="P8" draw:layer="layout" svg:x1="10.926cm" svg:y1="3.85cm" svg:x2="13.2cm" svg:y2="3.85cm" draw:start-shape="id16" draw:start-glue-point="10" draw:end-shape="id17" draw:end-glue-point="6" svg:d="M10926 3850h2274" svg:viewBox="0 0 2275 1">
          <text:p text:style-name="P7">4 <text:s text:c="7"/></text:p>
          <text:p text:style-name="P1"/>
          <text:p text:style-name="P1"/>
          <text:p text:style-name="P8"/>
        </draw:connector>
        <draw:connector draw:style-name="gr4" draw:text-style-name="P7" draw:layer="layout" svg:x1="10.6cm" svg:y1="7.55cm" svg:x2="11.9cm" svg:y2="7.55cm" draw:start-shape="id13" draw:start-glue-point="10" draw:end-shape="id18" draw:end-glue-point="6" svg:d="M10600 7550h1300" svg:viewBox="0 0 1301 1">
          <text:p text:style-name="P7"><text:s text:c="2"/>5</text:p>
          <text:p text:style-name="P7"/>
        </draw:connector>
        <draw:g xml:id="id25" draw:id="id25">
          <draw:custom-shape draw:style-name="gr1" draw:text-style-name="P1" draw:layer="layout" svg:width="0.9cm" svg:height="0.9cm" svg:x="-7.174cm" svg:y="2.5cm">
            <text:p text:style-name="P1">b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" draw:text-style-name="P1" draw:layer="layout" svg:width="0.8cm" svg:height="0.6cm" svg:x="-7.374cm" svg:y="3.4cm">
              <text:p text:style-name="P1">pre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" draw:text-style-name="P1" draw:layer="layout" svg:width="0.8cm" svg:height="0.6cm" svg:x="-6.774cm" svg:y="3.4cm">
              <text:p text:style-name="P1">eff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-6.524cm" svg:y="3.55cm">
              <text:p text:style-name="P1">4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-7.124cm" svg:y="3.55cm">
              <text:p text:style-name="P1">2</text:p>
              <draw:enhanced-geometry svg:viewBox="0 0 21600 21600" draw:type="rectangle" draw:enhanced-path="M 0 0 L 21600 0 21600 21600 0 21600 0 0 Z N"/>
            </draw:custom-shape>
          </draw:g>
        </draw:g>
        <draw:g xml:id="id27" draw:id="id27">
          <draw:custom-shape draw:style-name="gr1" draw:text-style-name="P1" draw:layer="layout" svg:width="0.9cm" svg:height="0.9cm" svg:x="-2.3cm" svg:y="1.7cm">
            <text:p text:style-name="P1">t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" draw:text-style-name="P1" draw:layer="layout" svg:width="0.8cm" svg:height="0.6cm" svg:x="-2.5cm" svg:y="2.6cm">
              <text:p text:style-name="P1">pre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" draw:text-style-name="P1" draw:layer="layout" svg:width="0.8cm" svg:height="0.6cm" svg:x="-1.9cm" svg:y="2.6cm">
              <text:p text:style-name="P1">eff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-1.65cm" svg:y="2.75cm">
              <text:p text:style-name="P1">-5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-2.25cm" svg:y="2.75cm">
              <text:p text:style-name="P1">4</text:p>
              <draw:enhanced-geometry svg:viewBox="0 0 21600 21600" draw:type="rectangle" draw:enhanced-path="M 0 0 L 21600 0 21600 21600 0 21600 0 0 Z N"/>
            </draw:custom-shape>
          </draw:g>
        </draw:g>
        <draw:g xml:id="id23" draw:id="id23">
          <draw:custom-shape draw:style-name="gr1" draw:text-style-name="P1" draw:layer="layout" svg:width="0.9cm" svg:height="0.9cm" svg:x="-5.5cm" svg:y="7.074cm">
            <text:p text:style-name="P1">a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" draw:text-style-name="P1" draw:layer="layout" svg:width="0.8cm" svg:height="0.6cm" svg:x="-5.7cm" svg:y="7.974cm">
              <text:p text:style-name="P1">pre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2" draw:text-style-name="P1" draw:layer="layout" svg:width="1.2cm" svg:height="0.6cm" svg:x="-5.1cm" svg:y="7.974cm">
              <text:p text:style-name="P1">eff</text:p>
              <draw:enhanced-geometry svg:viewBox="0 0 21600 21600" draw:mirror-horizontal="false" draw:mirror-vertical="false" draw:text-areas="0 0 21600 21600" draw:type="chevron" draw:modifiers="17877.1024146545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-4.85cm" svg:y="8.124cm">
              <text:p text:style-name="P1">3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-5.45cm" svg:y="8.124cm">
              <text:p text:style-name="P1">1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-4.45cm" svg:y="8.124cm">
              <text:p text:style-name="P1">5</text:p>
              <draw:enhanced-geometry svg:viewBox="0 0 21600 21600" draw:type="rectangle" draw:enhanced-path="M 0 0 L 21600 0 21600 21600 0 21600 0 0 Z N"/>
            </draw:custom-shape>
          </draw:g>
        </draw:g>
        <draw:g xml:id="id22" draw:id="id22">
          <draw:custom-shape draw:style-name="gr6" draw:text-style-name="P1" draw:layer="layout" svg:width="0.9cm" svg:height="0.9cm" svg:x="-2.2cm" svg:y="4.374cm">
            <text:p text:style-name="P1">G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13" draw:text-style-name="P1" draw:layer="layout" svg:width="2cm" svg:height="0.6cm" svg:x="-2.8cm" svg:y="5.274cm">
              <text:p text:style-name="P1">pre</text:p>
              <draw:enhanced-geometry svg:viewBox="0 0 21600 21600" draw:mirror-horizontal="false" draw:mirror-vertical="false" draw:text-areas="0 0 21600 21600" draw:type="chevron" draw:modifiers="19376.311844078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-2.55cm" svg:y="5.424cm">
              <text:p text:style-name="P1">3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-2.15cm" svg:y="5.424cm">
              <text:p text:style-name="P1">4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-1.75cm" svg:y="5.424cm">
              <text:p text:style-name="P1">-5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-1.35cm" svg:y="5.424cm">
              <text:p text:style-name="P1">6</text:p>
              <draw:enhanced-geometry svg:viewBox="0 0 21600 21600" draw:type="rectangle" draw:enhanced-path="M 0 0 L 21600 0 21600 21600 0 21600 0 0 Z N"/>
            </draw:custom-shape>
          </draw:g>
        </draw:g>
        <draw:g xml:id="id29" draw:id="id29">
          <draw:custom-shape draw:style-name="gr1" draw:text-style-name="P1" draw:layer="layout" svg:width="0.9cm" svg:height="0.9cm" svg:x="-8.7cm" svg:y="5.6cm">
            <text:p text:style-name="P1">n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" draw:text-style-name="P1" draw:layer="layout" svg:width="0.8cm" svg:height="0.6cm" svg:x="-8.9cm" svg:y="6.5cm">
              <text:p text:style-name="P1">pre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" draw:text-style-name="P1" draw:layer="layout" svg:width="0.8cm" svg:height="0.6cm" svg:x="-8.3cm" svg:y="6.5cm">
              <text:p text:style-name="P1">eff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-8.05cm" svg:y="6.65cm">
              <text:p text:style-name="P1">-8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-8.65cm" svg:y="6.65cm">
              <text:p text:style-name="P1">7</text:p>
              <draw:enhanced-geometry svg:viewBox="0 0 21600 21600" draw:type="rectangle" draw:enhanced-path="M 0 0 L 21600 0 21600 21600 0 21600 0 0 Z N"/>
            </draw:custom-shape>
          </draw:g>
        </draw:g>
        <draw:g xml:id="id30" draw:id="id30">
          <draw:custom-shape draw:style-name="gr1" draw:text-style-name="P1" draw:layer="layout" svg:width="0.9cm" svg:height="0.9cm" svg:x="-8.7cm" svg:y="7.7cm">
            <text:p text:style-name="P1">l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" draw:text-style-name="P1" draw:layer="layout" svg:width="0.8cm" svg:height="0.6cm" svg:x="-8.8cm" svg:y="8.6cm">
              <text:p text:style-name="P1">pre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" draw:text-style-name="P1" draw:layer="layout" svg:width="0.8cm" svg:height="0.6cm" svg:x="-8.2cm" svg:y="8.6cm">
              <text:p text:style-name="P1">eff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-7.95cm" svg:y="8.75cm">
              <text:p text:style-name="P1">-7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-8.55cm" svg:y="8.75cm">
              <text:p text:style-name="P1">8</text:p>
              <draw:enhanced-geometry svg:viewBox="0 0 21600 21600" draw:type="rectangle" draw:enhanced-path="M 0 0 L 21600 0 21600 21600 0 21600 0 0 Z N"/>
            </draw:custom-shape>
          </draw:g>
        </draw:g>
        <draw:g xml:id="id21" draw:id="id21">
          <draw:custom-shape draw:style-name="gr1" draw:text-style-name="P1" draw:layer="layout" svg:width="0.9cm" svg:height="0.9cm" svg:x="-10.174cm" svg:y="2.4cm">
            <text:p text:style-name="P1">x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" draw:text-style-name="P1" draw:layer="layout" svg:width="0.8cm" svg:height="0.6cm" svg:x="-10.674cm" svg:y="3.3cm">
              <text:p text:style-name="P1">pre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2" draw:text-style-name="P1" draw:layer="layout" svg:width="1.2cm" svg:height="0.6cm" svg:x="-10.074cm" svg:y="3.3cm">
              <text:p text:style-name="P1">eff</text:p>
              <draw:enhanced-geometry svg:viewBox="0 0 21600 21600" draw:mirror-horizontal="false" draw:mirror-vertical="false" draw:text-areas="0 0 21600 21600" draw:type="chevron" draw:modifiers="17877.1024146545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-9.824cm" svg:y="3.45cm">
              <text:p text:style-name="P1">-2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-10.424cm" svg:y="3.45cm">
              <text:p text:style-name="P1">7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-9.424cm" svg:y="3.45cm">
              <text:p text:style-name="P1">2</text:p>
              <draw:enhanced-geometry svg:viewBox="0 0 21600 21600" draw:type="rectangle" draw:enhanced-path="M 0 0 L 21600 0 21600 21600 0 21600 0 0 Z N"/>
            </draw:custom-shape>
          </draw:g>
        </draw:g>
        <draw:g xml:id="id28" draw:id="id28">
          <draw:custom-shape draw:style-name="gr1" draw:text-style-name="P1" draw:layer="layout" svg:width="0.9cm" svg:height="0.9cm" svg:x="-3.6cm" svg:y="7.074cm">
            <text:p text:style-name="P1">c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" draw:text-style-name="P1" draw:layer="layout" svg:width="0.8cm" svg:height="0.6cm" svg:x="-3.8cm" svg:y="7.974cm">
              <text:p text:style-name="P1">pre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" draw:text-style-name="P1" draw:layer="layout" svg:width="0.8cm" svg:height="0.6cm" svg:x="-3.2cm" svg:y="7.974cm">
              <text:p text:style-name="P1">eff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-2.95cm" svg:y="8.124cm">
              <text:p text:style-name="P1">6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-3.55cm" svg:y="8.124cm">
              <text:p text:style-name="P1">5</text:p>
              <draw:enhanced-geometry svg:viewBox="0 0 21600 21600" draw:type="rectangle" draw:enhanced-path="M 0 0 L 21600 0 21600 21600 0 21600 0 0 Z N"/>
            </draw:custom-shape>
          </draw:g>
        </draw:g>
        <draw:g xml:id="id24" draw:id="id24">
          <draw:custom-shape draw:style-name="gr1" draw:text-style-name="P1" draw:layer="layout" svg:width="0.9cm" svg:height="0.9cm" svg:x="-6.374cm" svg:y="5.3cm">
            <text:p text:style-name="P1">w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" draw:text-style-name="P1" draw:layer="layout" svg:width="0.8cm" svg:height="0.6cm" svg:x="-6.574cm" svg:y="6.2cm">
              <text:p text:style-name="P1">pre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" draw:text-style-name="P1" draw:layer="layout" svg:width="0.8cm" svg:height="0.6cm" svg:x="-5.974cm" svg:y="6.2cm">
              <text:p text:style-name="P1">eff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-5.724cm" svg:y="6.35cm">
              <text:p text:style-name="P1">3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-6.324cm" svg:y="6.35cm">
              <text:p text:style-name="P1">9</text:p>
              <draw:enhanced-geometry svg:viewBox="0 0 21600 21600" draw:type="rectangle" draw:enhanced-path="M 0 0 L 21600 0 21600 21600 0 21600 0 0 Z N"/>
            </draw:custom-shape>
          </draw:g>
        </draw:g>
        <draw:connector draw:style-name="gr4" draw:text-style-name="P7" draw:layer="layout" draw:line-skew="-2.625cm" svg:x1="-8.874cm" svg:y1="3.15cm" svg:x2="-2.8cm" svg:y2="5.124cm" draw:start-shape="id21" draw:start-glue-point="1" draw:end-shape="id22" draw:end-glue-point="3" svg:d="M-8874 3150h413v1974h5661" svg:viewBox="0 0 6075 1975">
          <text:p text:style-name="P7"><text:s text:c="3"/>-2</text:p>
        </draw:connector>
        <draw:connector draw:style-name="gr14" draw:text-style-name="P8" draw:layer="layout" svg:x1="-4.8cm" svg:y1="8.574cm" svg:x2="-1.8cm" svg:y2="5.874cm" draw:start-shape="id23" draw:start-glue-point="2" draw:end-shape="id22" svg:d="M-4800 8574v526h3000v-3226" svg:viewBox="0 0 3001 3227">
          <text:p text:style-name="P8">3</text:p>
        </draw:connector>
        <draw:connector draw:style-name="gr4" draw:text-style-name="P1" draw:layer="layout" svg:x1="-5.174cm" svg:y1="6.05cm" svg:x2="-2.8cm" svg:y2="5.124cm" draw:start-shape="id24" draw:end-shape="id22" draw:end-glue-point="3" svg:d="M-5174 6050h1188v-926h1186" svg:viewBox="0 0 2375 927">
          <text:p text:style-name="P1">3<text:tab/></text:p>
        </draw:connector>
        <draw:connector draw:style-name="gr14" draw:text-style-name="P1" draw:layer="layout" draw:line-skew="-0.788cm" svg:x1="-5.974cm" svg:y1="3.25cm" svg:x2="-2.8cm" svg:y2="5.124cm" draw:start-shape="id25" draw:end-shape="id22" draw:end-glue-point="3" svg:d="M-5974 3250h800v1874h2374" svg:viewBox="0 0 3175 1875">
          <text:p text:style-name="P1">4<text:tab/></text:p>
        </draw:connector>
        <draw:g xml:id="id26" draw:id="id26">
          <draw:custom-shape draw:style-name="gr1" draw:text-style-name="P1" draw:layer="layout" svg:width="0.9cm" svg:height="0.9cm" svg:x="-5.174cm" svg:y="0.3cm">
            <text:p text:style-name="P1">v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" draw:text-style-name="P1" draw:layer="layout" svg:width="0.8cm" svg:height="0.6cm" svg:x="-5.374cm" svg:y="1.2cm">
              <text:p text:style-name="P1">pre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" draw:text-style-name="P1" draw:layer="layout" svg:width="0.8cm" svg:height="0.6cm" svg:x="-4.774cm" svg:y="1.2cm">
              <text:p text:style-name="P1">eff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-4.524cm" svg:y="1.35cm">
              <text:p text:style-name="P1">4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-5.124cm" svg:y="1.35cm">
              <text:p text:style-name="P1">4</text:p>
              <draw:enhanced-geometry svg:viewBox="0 0 21600 21600" draw:type="rectangle" draw:enhanced-path="M 0 0 L 21600 0 21600 21600 0 21600 0 0 Z N"/>
            </draw:custom-shape>
          </draw:g>
        </draw:g>
        <draw:connector draw:style-name="gr14" draw:text-style-name="P1" draw:layer="layout" draw:line-skew="-0.288cm" svg:x1="-3.974cm" svg:y1="1.05cm" svg:x2="-2.8cm" svg:y2="5.124cm" draw:start-shape="id26" draw:start-glue-point="1" draw:end-shape="id22" svg:d="M-3974 1050h300v4074h874" svg:viewBox="0 0 1175 4075">
          <text:p text:style-name="P1">4</text:p>
        </draw:connector>
        <draw:connector draw:style-name="gr14" draw:text-style-name="P1" draw:layer="layout" svg:x1="-1.8cm" svg:y1="3.2cm" svg:x2="-1.8cm" svg:y2="4.374cm" draw:start-shape="id27" draw:end-shape="id22" draw:end-glue-point="0" svg:d="M-1800 3200v1174" svg:viewBox="0 0 1 1175">
          <text:p text:style-name="P1">-5<text:tab/></text:p>
        </draw:connector>
        <draw:connector draw:style-name="gr14" draw:text-style-name="P8" draw:layer="layout" svg:x1="-2.4cm" svg:y1="7.824cm" svg:x2="-1.8cm" svg:y2="5.874cm" draw:start-shape="id28" draw:start-glue-point="1" draw:end-shape="id22" draw:end-glue-point="2" svg:d="M-2400 7824h600v-1950" svg:viewBox="0 0 601 1951">
          <text:p text:style-name="P8">6</text:p>
        </draw:connector>
        <draw:connector draw:style-name="gr4" draw:text-style-name="P8" draw:layer="layout" svg:x1="-8.9cm" svg:y1="6.35cm" svg:x2="-9.774cm" svg:y2="3.9cm" draw:start-shape="id29" draw:start-glue-point="3" draw:end-shape="id21" svg:d="M-8900 6350h-874v-2450" svg:viewBox="0 0 875 2451">
          <text:p text:style-name="P8">7</text:p>
        </draw:connector>
        <draw:connector draw:style-name="gr4" draw:text-style-name="P8" draw:layer="layout" svg:x1="-7.4cm" svg:y1="8.45cm" svg:x2="-7.5cm" svg:y2="6.35cm" draw:start-shape="id30" draw:end-shape="id29" draw:end-glue-point="1" svg:d="M-7400 8450h526v-2100h-626" svg:viewBox="0 0 627 2101">
          <text:p text:style-name="P8"><text:s text:c="2"/>7, -8<text:tab/> <text:s text:c="2"/></text:p>
        </draw:connector>
        <draw:connector draw:style-name="gr4" draw:text-style-name="P1" draw:layer="layout" svg:x1="-8.9cm" svg:y1="6.35cm" svg:x2="-8.8cm" svg:y2="8.45cm" draw:start-shape="id29" draw:end-shape="id30" svg:d="M-8900 6350h-525v2100h625" svg:viewBox="0 0 626 2101">
          <text:p text:style-name="P1">-7, 8<text:tab/><text:tab/></text:p>
        </draw:connector>
        <draw:connector draw:style-name="gr4" draw:text-style-name="P1" draw:layer="layout" draw:line-skew="-0.2cm" svg:x1="-9.774cm" svg:y1="2.4cm" svg:x2="-6.674cm" svg:y2="2.5cm" draw:start-shape="id21" draw:start-glue-point="0" draw:end-shape="id25" draw:end-glue-point="0" svg:d="M-9774 2400v-700h3100v800" svg:viewBox="0 0 3101 801">
          <text:p text:style-name="P1"><text:s text:c="2"/>2<text:tab/></text:p>
        </draw:connector>
        <draw:connector draw:style-name="gr14" draw:text-style-name="P8" draw:layer="layout" svg:x1="-5.974cm" svg:y1="3.25cm" svg:x2="-4.674cm" svg:y2="1.8cm" draw:start-shape="id25" draw:start-glue-point="1" draw:end-shape="id26" svg:d="M-5974 3250h1300v-1450" svg:viewBox="0 0 1301 1451">
          <text:p text:style-name="P8">4</text:p>
        </draw:connector>
        <draw:connector draw:style-name="gr4" draw:text-style-name="P8" draw:layer="layout" draw:line-skew="0.125cm 0.174cm" svg:x1="-5.374cm" svg:y1="1.05cm" svg:x2="-4.674cm" svg:y2="1.8cm" draw:start-shape="id26" draw:end-shape="id26" draw:end-glue-point="2" svg:d="M-5374 1050h-400v1450h1100v-700" svg:viewBox="0 0 1101 1451">
          <text:p text:style-name="P8"><text:s text:c="2"/>4<text:tab/></text:p>
        </draw:connector>
        <draw:connector draw:style-name="gr4" draw:text-style-name="P1" draw:layer="layout" draw:line-skew="-0.001cm" svg:x1="-5.974cm" svg:y1="3.25cm" svg:x2="-2.5cm" svg:y2="2.45cm" draw:start-shape="id25" draw:end-shape="id27" draw:end-glue-point="3" svg:d="M-5974 3250h1737v-800h1737" svg:viewBox="0 0 3475 801">
          <text:p text:style-name="P1"><text:s text:c="5"/>4</text:p>
        </draw:connector>
        <draw:connector draw:style-name="gr4" draw:text-style-name="P8" draw:layer="layout" svg:x1="-3.974cm" svg:y1="1.05cm" svg:x2="-1.8cm" svg:y2="1.7cm" draw:start-shape="id26" draw:start-glue-point="1" draw:end-shape="id27" draw:end-glue-point="0" svg:d="M-3974 1050h2174v650" svg:viewBox="0 0 2175 651">
          <text:p text:style-name="P8">4</text:p>
        </draw:connector>
        <draw:connector draw:style-name="gr4" draw:text-style-name="P7" draw:layer="layout" draw:line-skew="-0.3cm" svg:x1="-4.8cm" svg:y1="7.074cm" svg:x2="-3.1cm" svg:y2="7.074cm" draw:start-shape="id23" draw:end-shape="id28" svg:d="M-4800 7074v-800h1700v800" svg:viewBox="0 0 1701 801">
          <text:p text:style-name="P7"><text:s text:c="2"/>5<text:tab/></text:p>
        </draw:connector>
      </draw:page>
      <draw:page draw:name="page5" draw:style-name="dp1" draw:master-page-name="Standard">
        <draw:custom-shape draw:style-name="gr1" draw:text-style-name="P1" xml:id="id32" draw:id="id32" draw:layer="layout" svg:width="0.9cm" svg:height="0.9cm" svg:x="3.4cm" svg:y="1.7cm">
          <text:p text:style-name="P1">a<text:span text:style-name="T6">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1" draw:id="id31" draw:layer="layout" svg:width="0.9cm" svg:height="0.9cm" svg:x="1.3cm" svg:y="1cm">
          <text:p text:style-name="P1">a<text:span text:style-name="T6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3" draw:id="id33" draw:layer="layout" svg:width="0.9cm" svg:height="0.9cm" svg:x="1.3cm" svg:y="2.4cm">
          <text:p text:style-name="P1">a<text:span text:style-name="T6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8" draw:layer="layout" svg:x1="2.2cm" svg:y1="1.45cm" svg:x2="3.4cm" svg:y2="2.15cm" draw:start-shape="id31" draw:start-glue-point="10" draw:end-shape="id32" draw:end-glue-point="6" svg:d="M2200 1450h601v700h599" svg:viewBox="0 0 1201 701">
          <text:p text:style-name="P8"><text:span text:style-name="T7">f</text:span> <text:s text:c="4"/></text:p>
        </draw:connector>
        <draw:connector draw:style-name="gr14" draw:text-style-name="P8" draw:layer="layout" svg:x1="2.2cm" svg:y1="2.85cm" svg:x2="3.4cm" svg:y2="2.15cm" draw:start-shape="id33" draw:start-glue-point="10" draw:end-shape="id32" svg:d="M2200 2850h601v-700h599" svg:viewBox="0 0 1201 701">
          <text:p text:style-name="P8"><text:span text:style-name="T7">f</text:span> <text:s text:c="4"/></text:p>
        </draw:connector>
        <draw:custom-shape draw:style-name="gr1" draw:text-style-name="P1" xml:id="id35" draw:id="id35" draw:layer="layout" svg:width="0.9cm" svg:height="0.9cm" svg:x="7.5cm" svg:y="1.7cm">
          <text:p text:style-name="P1">a<text:span text:style-name="T6">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4" draw:id="id34" draw:layer="layout" svg:width="0.9cm" svg:height="0.9cm" svg:x="5.4cm" svg:y="1cm">
          <text:p text:style-name="P1">a<text:span text:style-name="T6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6" draw:id="id36" draw:layer="layout" svg:width="0.9cm" svg:height="0.9cm" svg:x="5.4cm" svg:y="2.4cm">
          <text:p text:style-name="P1">a<text:span text:style-name="T6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8" draw:layer="layout" svg:x1="6.3cm" svg:y1="1.45cm" svg:x2="7.5cm" svg:y2="2.15cm" draw:start-shape="id34" draw:start-glue-point="10" draw:end-shape="id35" draw:end-glue-point="6" svg:d="M6300 1450h601v700h599" svg:viewBox="0 0 1201 701">
          <text:p text:style-name="P8"><text:span text:style-name="T7">f</text:span> <text:s text:c="4"/></text:p>
        </draw:connector>
        <draw:connector draw:style-name="gr14" draw:text-style-name="P8" draw:layer="layout" svg:x1="6.3cm" svg:y1="2.85cm" svg:x2="7.5cm" svg:y2="2.15cm" draw:start-shape="id36" draw:start-glue-point="10" draw:end-shape="id35" svg:d="M6300 2850h601v-700h599" svg:viewBox="0 0 1201 701">
          <text:p text:style-name="P8"><text:span text:style-name="T7">f</text:span> <text:s text:c="4"/></text:p>
        </draw:connector>
        <draw:custom-shape draw:style-name="gr1" draw:text-style-name="P1" xml:id="id39" draw:id="id39" draw:layer="layout" svg:width="0.9cm" svg:height="0.9cm" svg:x="1cm" svg:y="4.4cm">
          <text:p text:style-name="P1">a<text:span text:style-name="T6">…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8" draw:id="id38" draw:layer="layout" svg:width="0.9cm" svg:height="0.9cm" svg:x="1.7cm" svg:y="4.4cm">
          <text:p text:style-name="P1">a<text:span text:style-name="T6">…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7" draw:id="id37" draw:layer="layout" svg:width="0.9cm" svg:height="0.9cm" svg:x="2.5cm" svg:y="4.4cm">
          <text:p text:style-name="P1">a<text:span text:style-name="T6">…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2" draw:id="id42" draw:layer="layout" svg:width="0.9cm" svg:height="0.9cm" svg:x="4.5cm" svg:y="4.4cm">
          <text:p text:style-name="P1">a<text:span text:style-name="T6">…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0" draw:id="id40" draw:layer="layout" svg:width="0.9cm" svg:height="0.9cm" svg:x="5.2cm" svg:y="4.4cm">
          <text:p text:style-name="P1">a<text:span text:style-name="T6">…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1" draw:id="id41" draw:layer="layout" svg:width="0.9cm" svg:height="0.9cm" svg:x="6cm" svg:y="4.4cm">
          <text:p text:style-name="P1">a<text:span text:style-name="T6">…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8" draw:layer="layout" draw:line-skew="-0.151cm" svg:x1="1.75cm" svg:y1="3.3cm" svg:x2="2.95cm" svg:y2="4.4cm" draw:start-shape="id33" draw:end-shape="id37" draw:end-glue-point="4" svg:d="M1750 3300v400h1200v700" svg:viewBox="0 0 1201 1101">
          <text:p text:style-name="P8"><text:s text:c="5"/></text:p>
        </draw:connector>
        <draw:connector draw:style-name="gr14" draw:text-style-name="P8" draw:layer="layout" draw:line-skew="-0.151cm" svg:x1="1.75cm" svg:y1="3.3cm" svg:x2="2.15cm" svg:y2="4.4cm" draw:start-shape="id33" draw:start-glue-point="8" draw:end-shape="id38" draw:end-glue-point="4" svg:d="M1750 3300v400h400v700" svg:viewBox="0 0 401 1101">
          <text:p text:style-name="P8"><text:s text:c="5"/></text:p>
        </draw:connector>
        <draw:connector draw:style-name="gr14" draw:text-style-name="P8" draw:layer="layout" draw:line-skew="-0.151cm" svg:x1="1.75cm" svg:y1="3.3cm" svg:x2="1.45cm" svg:y2="4.4cm" draw:start-shape="id33" draw:start-glue-point="8" draw:end-shape="id39" draw:end-glue-point="4" svg:d="M1750 3300v400h-300v700" svg:viewBox="0 0 301 1101">
          <text:p text:style-name="P8"><text:s text:c="5"/></text:p>
        </draw:connector>
        <draw:connector draw:style-name="gr14" draw:text-style-name="P8" draw:layer="layout" draw:line-skew="0.199cm" svg:x1="5.65cm" svg:y1="4.4cm" svg:x2="5.85cm" svg:y2="3.3cm" draw:start-shape="id40" draw:start-glue-point="4" draw:end-shape="id36" draw:end-glue-point="8" svg:d="M5650 4400v-350h200v-750" svg:viewBox="0 0 201 1101">
          <text:p text:style-name="P8"><text:s text:c="5"/></text:p>
        </draw:connector>
        <draw:connector draw:style-name="gr14" draw:text-style-name="P8" draw:layer="layout" draw:line-skew="0.199cm" svg:x1="6.45cm" svg:y1="4.4cm" svg:x2="5.85cm" svg:y2="3.3cm" draw:start-shape="id41" draw:start-glue-point="4" draw:end-shape="id36" draw:end-glue-point="8" svg:d="M6450 4400v-350h-600v-750" svg:viewBox="0 0 601 1101">
          <text:p text:style-name="P8"><text:s text:c="5"/></text:p>
        </draw:connector>
        <draw:connector draw:style-name="gr14" draw:text-style-name="P8" draw:layer="layout" draw:line-skew="0.199cm" svg:x1="4.95cm" svg:y1="4.4cm" svg:x2="5.85cm" svg:y2="3.3cm" draw:start-shape="id42" draw:start-glue-point="4" draw:end-shape="id36" draw:end-glue-point="8" svg:d="M4950 4400v-350h900v-750" svg:viewBox="0 0 901 1101">
          <text:p text:style-name="P8"><text:s text:c="5"/></text:p>
        </draw:connector>
        <draw:frame draw:style-name="gr18" draw:text-style-name="P9" draw:layer="layout" svg:width="1.035cm" svg:height="1.01cm" svg:x="6.4cm" svg:y="2.39cm">
          <draw:text-box>
            <text:p><text:span text:style-name="T8">✗</text:span></text:p>
          </draw:text-box>
        </draw:frame>
        <draw:frame draw:style-name="gr18" draw:text-style-name="P9" draw:layer="layout" svg:width="1.035cm" svg:height="1.01cm" svg:x="2.4cm" svg:y="0.89cm">
          <draw:text-box>
            <text:p><text:span text:style-name="T8">✗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ler3" svg:font-family="Aller" style:font-pitch="variable"/>
    <style:font-face style:name="Aller2" svg:font-family="Aller" style:font-adornments="Normal" style:font-pitch="variable"/>
    <style:font-face style:name="Aller Display2" svg:font-family="'Aller Display'" style:font-adornments="Normal" style:font-pitch="variable"/>
    <style:font-face style:name="Aller" svg:font-family="Aller" style:font-family-generic="roman" style:font-pitch="variable"/>
    <style:font-face style:name="Aller1" svg:font-family="Aller" style:font-adornments="Normal" style:font-family-generic="roman" style:font-pitch="variable"/>
    <style:font-face style:name="Aller Display" svg:font-family="'Aller Display'" style:font-family-generic="roman" style:font-pitch="variable"/>
    <style:font-face style:name="Aller Display1" svg:font-family="'Aller Display'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3465a4" draw:marker-start-width="0.35cm" draw:marker-start-center="false" draw:marker-end-width="0.35cm" draw:marker-end-center="false" draw:fill="solid" draw:fill-color="#657b83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ller2" fo:font-family="Aller" style:font-style-name="Normal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textbody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textbody">
      <style:graphic-properties draw:stroke="none" draw:fill="none"/>
      <style:paragraph-properties fo:margin-left="0cm" fo:margin-right="0cm" fo:text-indent="0.6cm"/>
    </style:style>
    <style:style style:name="title" style:family="graphic" style:parent-style-name="headline">
      <style:graphic-properties draw:stroke="none" draw:fill="none"/>
      <style:text-properties fo:font-size="44pt"/>
    </style:style>
    <style:style style:name="title1" style:family="graphic" style:parent-style-name="headline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headline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ction" style:family="graphic" style:parent-style-name="Planning">
      <style:graphic-properties draw:stroke="none" svg:stroke-width="0.1cm" svg:stroke-color="#dc322f" draw:marker-start-width="0.35cm" draw:marker-end-width="0.35cm" draw:fill-color="#dc322f" draw:fill-image-width="0cm" draw:fill-image-height="0cm" draw:textarea-vertical-align="middle" fo:padding-top="0.1cm" fo:padding-bottom="0.1cm" fo:padding-left="0.1cm" fo:padding-right="0.1cm"/>
      <style:paragraph-properties>
        <style:tab-stops/>
      </style:paragraph-properties>
      <style:text-properties fo:color="#ffffff"/>
    </style:style>
    <style:style style:name="Planning" style:family="graphic" style:parent-style-name="standard"/>
    <style:style style:name="Initial" style:family="graphic" style:parent-style-name="Action">
      <style:graphic-properties draw:stroke="solid" draw:stroke-dash="Fine_20_Dashed" svg:stroke-color="#dc322f" draw:fill="none"/>
      <style:text-properties fo:color="#dc322f"/>
    </style:style>
    <style:style style:name="State" style:family="graphic" style:parent-style-name="Planning">
      <style:graphic-properties draw:stroke="none" svg:stroke-width="0.1cm" svg:stroke-color="#268bd2" draw:marker-start-width="0.35cm" draw:marker-end-width="0.35cm" draw:fill-color="#268bd2" draw:fill-image-width="0cm" draw:fill-image-height="0cm" draw:textarea-vertical-align="middle" fo:padding-top="0.1cm" fo:padding-bottom="0.1cm" fo:padding-left="0.1cm" fo:padding-right="0.1cm"/>
    </style:style>
    <style:style style:name="Goal" style:family="graphic" style:parent-style-name="Action">
      <style:graphic-properties draw:stroke="dash" draw:stroke-dash="Fine_20_Dashed" svg:stroke-color="#dc322f" draw:fill="none" draw:textarea-vertical-align="middle" fo:padding-top="0.1cm" fo:padding-bottom="0.1cm" fo:padding-left="0.1cm" fo:padding-right="0.1cm"/>
      <style:text-properties fo:color="#dc322f"/>
    </style:style>
    <style:style style:name="Preconditions_20_Effects" style:display-name="Preconditions Effects" style:family="graphic" style:parent-style-name="State">
      <style:graphic-properties draw:stroke="solid" svg:stroke-width="0.05cm" draw:marker-start-width="0.28cm" draw:marker-end-width="0.28cm" draw:fill="none" draw:fill-gradient-name="Gradient_20_2" draw:fill-hatch-name="Hatching_20_1" draw:fill-image-name="Bitmap_20_1" draw:textarea-horizontal-align="left" draw:textarea-vertical-align="top" draw:fit-to-size="false" fo:padding-top="-0.3cm"/>
      <style:text-properties fo:color="#268bd2" style:text-outline="true" style:font-name="Aller Display2" fo:font-family="'Aller Display'" style:font-style-name="Normal" style:font-pitch="variable" fo:font-size="8pt"/>
    </style:style>
    <style:style style:name="Fluent" style:family="graphic" style:parent-style-name="Planning">
      <style:graphic-properties draw:stroke="none" draw:fill-color="#4a8e00" draw:textarea-vertical-align="middle" fo:padding-top="0.1cm" fo:padding-bottom="0.1cm" fo:padding-left="0.1cm" fo:padding-right="0.1cm"/>
      <style:text-properties fo:color="#ffffff" style:font-name="Aller Display2" fo:font-family="'Aller Display'" style:font-style-name="Normal" style:font-pitch="variable" fo:font-size="12pt"/>
    </style:style>
    <style:style style:name="Link" style:family="graphic" style:parent-style-name="Planning">
      <style:graphic-properties svg:stroke-width="0.08cm" svg:stroke-color="#657b83" draw:marker-start-width="0.32cm" draw:marker-end="Arrow" draw:marker-end-width="0.32cm"/>
      <style:text-properties fo:color="#4a8e00" style:font-name="Aller Display2" fo:font-family="'Aller Display'" style:font-style-name="Normal" style:font-pitch="variable" fo:font-size="12pt"/>
    </style:style>
    <style:style style:name="Threat" style:family="graphic" style:parent-style-name="Link">
      <style:graphic-properties draw:stroke="dash" draw:stroke-dash="Fine_20_Dashed" draw:fill-gradient-name="Gradient_20_3" draw:fill-hatch-name="Hatching_20_1" draw:fill-image-name="Bitmap_20_1"/>
      <style:text-properties fo:color="#dc322f" style:font-name="Aller2" fo:font-family="Aller" style:font-style-name="Normal" style:font-pitch="variabl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ine GRÉA</meta:initial-creator>
    <meta:creation-date>2015-11-09T14:09:23.653334530</meta:creation-date>
    <dc:date>2015-11-22T19:11:18.366022261</dc:date>
    <dc:creator>Antoine GRÉA</dc:creator>
    <meta:editing-duration>PT2H15M29S</meta:editing-duration>
    <meta:editing-cycles>25</meta:editing-cycles>
    <meta:generator>LibreOffice/5.0.3.2$Linux_X86_64 LibreOffice_project/00m0$Build-2</meta:generator>
    <meta:document-statistic meta:object-count="308"/>
  </office:meta>
</office:document-meta>
</file>